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T1" style:family="text">
      <style:text-properties fo:color="#800000"/>
    </style:style>
    <style:style style:name="T2" style:family="text">
      <style:text-properties fo:color="#800000" style:font-name="Times New Roman1"/>
    </style:style>
    <style:style style:name="T3" style:family="text">
      <style:text-properties style:font-name="Times New Roman1"/>
    </style:style>
    <style:style style:name="T4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1 <text:s/>2 <text:s/>3 <text:s/>4 <text:s/>5 <text:s/>6 <text:s/>7 <text:s/>8 <text:s/>9 <text:s/>10 <text:s/>11 <text:s/>12 <text:s/>13 <text:s/>14 <text:s/>15 <text:s/>16 <text:s/>17 <text:s/>18 <text:s/>19 <text:s/>20 <text:s/>21 <text:s/>22 <text:s/>23 <text:s/>24 <text:s/>25 <text:s/>26 <text:s/>27 <text:s/>28 <text:s/>29 <text:s/>30 <text:s/>31 <text:s/>32 <text:s/>33 <text:s/>34 <text:s/>35 <text:s/>36</text:p>
      <text:p text:style-name="Standard"/>
      <text:p text:style-name="Standard"><text:s/></text:p>
      <text:p text:style-name="Standard"/>
      <text:p text:style-name="Standard">18: <text:s text:c="2"/><text:span text:style-name="T1">2</text:span> <text:s/>3 <text:s/>4 <text:s text:c="5"/>6 <text:s text:c="5"/>8 <text:s/>9 <text:s/><text:span text:style-name="T1">10 </text:span><text:s text:c="8"/>12 <text:s text:c="7"/><text:span text:style-name="T1">14</text:span> <text:s/>15 <text:s/>16 <text:s text:c="8"/>18 <text:s text:c="7"/>20 <text:s/>21 <text:s/><text:span text:style-name="T1">22</text:span> <text:s text:c="7"/>24 <text:s text:c="8"/><text:span text:style-name="T1">26</text:span> <text:s/>27 <text:s/>28 <text:s text:c="7"/>30 <text:s text:c="8"/>32 <text:s/>33 <text:s/><text:span text:style-name="T1">34</text:span> <text:s text:c="7"/>36 <text:s text:c="5"/>2*<text:span text:style-name="T3">φ</text:span><text:span text:style-name="T4">(18)</text:span></text:p>
      <text:p text:style-name="Standard"><text:s/>9: <text:s text:c="3"/>2 <text:s/>3 <text:s/><text:span text:style-name="T1">4</text:span> <text:s text:c="5"/>6 <text:s text:c="5"/><text:span text:style-name="T1">8</text:span> <text:s/>9 <text:s/>10 <text:s text:c="8"/>12 <text:s text:c="7"/>14 <text:s/>15 <text:s/><text:span text:style-name="T1">16</text:span> <text:s text:c="8"/>18 <text:s text:c="6"/><text:span text:style-name="T1"><text:s/>20</text:span> <text:s/>21 <text:s/>22 <text:s text:c="7"/>24 <text:s text:c="8"/>26 <text:s/>27 <text:s/><text:span text:style-name="T1">28</text:span> <text:s text:c="7"/>30 <text:s text:c="8"/><text:span text:style-name="T1">32</text:span> <text:s/>33 <text:s/>34 <text:s text:c="7"/>36</text:p>
      <text:p text:style-name="Standard"><text:s/>3: <text:s text:c="3"/>2 <text:s/>3 <text:s/>4 <text:s text:c="5"/>6 <text:s text:c="5"/>8 <text:s/>9 <text:s/>10 <text:s text:c="8"/><text:span text:style-name="T1">12 </text:span><text:s text:c="7"/>14 <text:s/>15 <text:s/>16 <text:s text:c="8"/>18 <text:s text:c="7"/>20 <text:s/>21 <text:s/>22 <text:s text:c="7"/><text:span text:style-name="T1">24</text:span> <text:s text:c="8"/>26 <text:s/>27 <text:s/>28 <text:s text:c="7"/>30 <text:s text:c="8"/>32 <text:s/>33 <text:s/>34 <text:s text:c="7"/>36</text:p>
      <text:p text:style-name="Standard">12: <text:s text:c="2"/>2 <text:s/><text:span text:style-name="T1">3</text:span> <text:s/>4 <text:s text:c="5"/>6 <text:s text:c="5"/>8 <text:s/>9 <text:s/>10 <text:s text:c="8"/>12 <text:s text:c="7"/>14 <text:s/><text:span text:style-name="T1">15</text:span> <text:s/>16 <text:s text:c="8"/>18 <text:s text:c="7"/>20 <text:s/><text:span text:style-name="T1">21</text:span> <text:s/>22 <text:s text:c="7"/>24 <text:s text:c="8"/>26 <text:s/>27 <text:s/>28 <text:s text:c="7"/>30 <text:s text:c="8"/>32 <text:s/><text:span text:style-name="T1">33 </text:span><text:s/>34 <text:s text:c="7"/>36</text:p>
      <text:p text:style-name="Standard">6: <text:s text:c="4"/>2 <text:s/>3 <text:s/>4 <text:s text:c="5"/><text:span text:style-name="T1">6</text:span> <text:s text:c="5"/>8 <text:s/>9 <text:s/>10 <text:s text:c="8"/>12 <text:s text:c="7"/>14 <text:s/>15 <text:s/>16 <text:s text:c="8"/>18 <text:s text:c="7"/>20 <text:s/>21 <text:s/>22 <text:s text:c="7"/>24 <text:s text:c="8"/>26 <text:s/>27 <text:s/>28 <text:s text:c="7"/><text:span text:style-name="T1">30</text:span> <text:s text:c="8"/>32 <text:s/>33 <text:s/>34 <text:s text:c="7"/>36</text:p>
      <text:p text:style-name="Standard">2: <text:s text:c="4"/>2 <text:s/>3 <text:s/>4 <text:s text:c="5"/>6 <text:s text:c="5"/>8 <text:s/>9 <text:s/>10 <text:s text:c="8"/>12 <text:s text:c="7"/>14 <text:s/>15 <text:s/>16 <text:s text:c="8"/><text:span text:style-name="T1">18</text:span> <text:s text:c="7"/>20 <text:s/>21 <text:s/>22 <text:s text:c="7"/>24 <text:s text:c="8"/>26 <text:s/>27 <text:s/>28 <text:s text:c="7"/>30 <text:s text:c="8"/>32 <text:s/>33 <text:s/>34 <text:s text:c="7"/>36</text:p>
      <text:p text:style-name="Standard">4: <text:s text:c="4"/>2 <text:s/>3 <text:s/>4 <text:s text:c="5"/>6 <text:s text:c="5"/>8 <text:s/><text:span text:style-name="T1">9</text:span> <text:s/>10 <text:s text:c="8"/>12 <text:s text:c="7"/>14 <text:s/>15 <text:s/>16 <text:s text:c="8"/>18 <text:s text:c="7"/>20 <text:s/>21 <text:s/>22 <text:s text:c="7"/>24 <text:s text:c="8"/>26 <text:s/><text:span text:style-name="T1">27</text:span> <text:s/>28 <text:s text:c="7"/>30 <text:s text:c="8"/>32 <text:s/>33 <text:s/>34 <text:s text:c="7"/>36</text:p>
      <text:p text:style-name="Standard">1： <text:s text:c="2"/>2 <text:s/>3 <text:s/>4 <text:s text:c="5"/>6 <text:s text:c="5"/>8 <text:s/>9 <text:s/>10 <text:s text:c="8"/>12 <text:s text:c="7"/>14 <text:s/>15 <text:s/>16 <text:s text:c="8"/>18 <text:s text:c="7"/>20 <text:s/>21 <text:s/>22 <text:s text:c="7"/>24 <text:s text:c="8"/>26 <text:s/>27 <text:s/>28 <text:s text:c="7"/>30 <text:s text:c="8"/>32 <text:s/>33 <text:s/>34 <text:s text:c="7"/><text:span text:style-name="T1">36</text:span></text:p>
      <text:p text:style-name="Standard"><text:span text:style-name="T1"/></text:p>
      <text:p text:style-name="Standard"><text:span text:style-name="T1"/></text:p>
      <text:p text:style-name="Standard"><text:span text:style-name="T2">36=φ(36)+ φ(18)+ φ(9)+ φ(3)+ φ(12)+ φ(6)+ φ(2)+ φ(4)+ φ(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驿正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20T17:52:24</meta:creation-date>
    <dc:date>2012-04-16T09:32:24</dc:date>
    <meta:editing-duration>PT26M51S</meta:editing-duration>
    <meta:editing-cycles>4</meta:editing-cycles>
    <meta:generator>LibreOffice/3.3$Linux LibreOffice_project/330m19$Build-401</meta:generator>
    <meta:document-statistic meta:table-count="0" meta:image-count="0" meta:object-count="0" meta:page-count="1" meta:paragraph-count="11" meta:word-count="246" meta:character-count="1489"/>
  </office:meta>
</office:document-meta>
</file>